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Thy Word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p>Thy Word is a lamp unto my feet </text:p>
            <text:p>And a light unto my path</text:p>
            <text:p>Thy Word is a lamp unto my feet </text:p>
            <text:p>And a light unto my path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When I feel afraid </text:p>
            <text:p>And think I've lost my way</text:p>
            <text:p>Still You're there right beside me</text:p>
            <text:p>And nothing will I fear </text:p>
            <text:p>As long as You are near</text:p>
            <text:p>Please be near me 'til 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Thy Word is a lamp unto my feet </text:p>
            <text:p>And a light unto my path</text:p>
            <text:p>Thy Word is a lamp unto my feet </text:p>
            <text:p>And a light unto m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user-transformed="true">
          <draw:text-box>
            <text:p>I will not forget Your love for me, and yet</text:p>
            <text:p>My heart forever is wandering</text:p>
            <text:p>Jesus be my Guide, </text:p>
            <text:p>And hold me to Your side</text:p>
            <text:p>And I will love You 'til the end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Thy Word is a lamp unto my feet </text:p>
            <text:p>And a light unto my path</text:p>
            <text:p>Thy Word is a lamp unto my feet </text:p>
            <text:p>And a light unto m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Nothing will I fear as long as You are near</text:p>
            <text:p>Please be near me 'til 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Thy Word is a lamp unto my feet </text:p>
            <text:p>And a light unto my path</text:p>
            <text:p>Thy Word is a lamp unto my feet </text:p>
            <text:p>And a light unto m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Lohit Hindi1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3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3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3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3-29T10:50:11.602195661</dc:date>
    <dc:creator>irvy </dc:creator>
    <meta:editing-duration>PT1H51M19S</meta:editing-duration>
    <meta:editing-cycles>26</meta:editing-cycles>
    <meta:generator>LibreOffice/4.1.3.2$Linux_x86 LibreOffice_project/410m0$Build-2</meta:generator>
    <meta:document-statistic meta:object-count="54"/>
  </office:meta>
</office:document-meta>
</file>